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010000123100000E78A203548E.svg" manifest:media-type=""/>
  <manifest:file-entry manifest:full-path="Pictures/2000000100000DBF00000DD9573DD509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125cm" draw:marker-end-width="0.12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125cm" draw:marker-end-width="0.1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00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fo:min-height="0.713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text-shadow="1pt 1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.674cm" svg:height="2.7cm" svg:x="9cm" svg:y="5.8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3.3cm" svg:y1="1.7cm" svg:x2="3.3cm" svg:y2="6.7cm">
            <text:p/>
          </draw:line>
          <draw:line draw:style-name="gr2" draw:text-style-name="P1" draw:layer="layout" svg:x1="3.3cm" svg:y1="7.2cm" svg:x2="3.3cm" svg:y2="12.2cm">
            <text:p/>
          </draw:line>
        </draw:g>
        <draw:custom-shape draw:style-name="gr3" draw:text-style-name="P1" draw:layer="layout" svg:width="1cm" svg:height="1cm" svg:x="2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86cm" svg:height="0.619cm" svg:x="2.357cm" svg:y="6.61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cm" svg:y1="5.857cm" svg:x2="2.5cm" svg:y2="6.619cm">
          <text:p/>
        </draw:line>
        <draw:line draw:style-name="gr4" draw:text-style-name="P1" draw:layer="layout" svg:x1="2.5cm" svg:y1="7.238cm" svg:x2="2.6cm" svg:y2="13.9cm">
          <text:p/>
        </draw:line>
        <draw:line draw:style-name="gr2" draw:text-style-name="P1" draw:layer="layout" svg:x1="6.526cm" svg:y1="6.8cm" svg:x2="6.5cm" svg:y2="9.7cm">
          <text:p/>
        </draw:line>
        <draw:line draw:style-name="gr2" draw:text-style-name="P1" draw:layer="layout" svg:x1="6.226cm" svg:y1="7.15cm" svg:x2="10.926cm" svg:y2="7.15cm">
          <text:p/>
        </draw:line>
        <draw:custom-shape draw:style-name="gr5" draw:text-style-name="P1" draw:layer="layout" svg:width="1.6cm" svg:height="1cm" svg:x="10.8cm" svg:y="6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6.8cm" svg:x2="10.4cm" svg:y2="7.5cm">
          <text:p/>
        </draw:line>
        <draw:custom-shape draw:style-name="gr7" draw:text-style-name="P1" draw:layer="layout" svg:width="0.9cm" svg:height="0.9cm" svg:x="6.1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cm" svg:height="2.3cm" svg:x="9.4cm" svg:y="8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3cm" svg:y1="13.45cm" svg:x2="4.3cm" svg:y2="14.35cm">
          <text:p/>
        </draw:line>
        <draw:line draw:style-name="gr6" draw:text-style-name="P1" draw:layer="layout" svg:x1="4.5cm" svg:y1="13.75cm" svg:x2="4.5cm" svg:y2="14.05cm">
          <text:p/>
        </draw:line>
        <draw:line draw:style-name="gr6" draw:text-style-name="P1" draw:layer="layout" svg:x1="4.5cm" svg:y1="13.9cm" svg:x2="6cm" svg:y2="13.9cm">
          <text:p/>
        </draw:line>
        <draw:custom-shape draw:style-name="gr8" draw:text-style-name="P2" draw:layer="layout" svg:width="1.2cm" svg:height="1.2cm" svg:x="6cm" svg:y="13.3cm">
          <text:p text:style-name="P1"><text:span text:style-name="T1">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cm" svg:y1="13.9cm" svg:x2="2.6cm" svg:y2="13.9cm">
          <text:p/>
        </draw:line>
        <draw:line draw:style-name="gr10" draw:text-style-name="P1" draw:layer="layout" svg:x1="2.514cm" svg:y1="5.845cm" svg:x2="1.614cm" svg:y2="5.845cm">
          <text:p text:style-name="P1"><text:s/></text:p>
        </draw:line>
        <draw:line draw:style-name="gr9" draw:text-style-name="P1" draw:layer="layout" svg:x1="1.6cm" svg:y1="5.856cm" svg:x2="1.6cm" svg:y2="14.756cm">
          <text:p/>
        </draw:line>
        <draw:line draw:style-name="gr9" draw:text-style-name="P1" draw:layer="layout" svg:x1="1.6cm" svg:y1="14.8cm" svg:x2="8.3cm" svg:y2="14.8cm">
          <text:p/>
        </draw:line>
        <draw:line draw:style-name="gr9" draw:text-style-name="P1" draw:layer="layout" svg:x1="7.2cm" svg:y1="13.9cm" svg:x2="8.3cm" svg:y2="13.9cm">
          <text:p/>
        </draw:line>
        <draw:line draw:style-name="gr9" draw:text-style-name="P1" draw:layer="layout" svg:x1="8.3cm" svg:y1="13.9cm" svg:x2="8.3cm" svg:y2="14.8cm">
          <text:p/>
        </draw:line>
        <draw:line draw:style-name="gr9" draw:text-style-name="P1" draw:layer="layout" svg:x1="7cm" svg:y1="10.1cm" svg:x2="9.4cm" svg:y2="10.1cm">
          <text:p/>
        </draw:line>
        <draw:frame draw:style-name="gr11" draw:text-style-name="P3" draw:layer="layout" svg:width="0.975cm" svg:height="1.012cm" svg:x="3.625cm" svg:y="12.688cm">
          <draw:text-box>
            <text:p><text:span text:style-name="T1">B</text:span></text:p>
          </draw:text-box>
        </draw:frame>
        <draw:frame draw:style-name="gr11" draw:text-style-name="P3" draw:layer="layout" svg:width="0.975cm" svg:height="1.012cm" svg:x="3.626cm" svg:y="12.688cm">
          <draw:text-box>
            <text:p><text:span text:style-name="T1">B</text:span></text:p>
          </draw:text-box>
        </draw:frame>
        <draw:frame draw:style-name="gr11" draw:text-style-name="P3" draw:layer="layout" svg:width="0.73cm" svg:height="1.012cm" svg:x="6.9cm" svg:y="12.7cm">
          <draw:text-box>
            <text:p><text:span text:style-name="T1">I</text:span></text:p>
          </draw:text-box>
        </draw:frame>
        <draw:frame draw:style-name="gr11" draw:text-style-name="P3" draw:layer="layout" svg:width="0.975cm" svg:height="1.012cm" svg:x="2.4cm" svg:y="5.6cm">
          <draw:text-box>
            <text:p><text:span text:style-name="T1">P</text:span></text:p>
          </draw:text-box>
        </draw:frame>
        <draw:frame draw:style-name="gr12" draw:layer="layout" svg:width="0.975cm" svg:height="1.013cm" svg:x="10.625cm" svg:y="5.8cm">
          <draw:text-box>
            <text:p><text:span text:style-name="T1">L</text:span></text:p>
          </draw:text-box>
        </draw:frame>
        <draw:frame draw:style-name="gr12" draw:layer="layout" svg:width="0.975cm" svg:height="1.013cm" svg:x="9.7cm" svg:y="7.3cm">
          <draw:text-box>
            <text:p><text:span text:style-name="T1">G</text:span></text:p>
          </draw:text-box>
        </draw:frame>
        <draw:frame draw:style-name="gr11" draw:text-style-name="P3" draw:layer="layout" svg:width="1.009cm" svg:height="1.012cm" svg:x="11.7cm" svg:y="10.188cm">
          <draw:text-box>
            <text:p><text:span text:style-name="T1">C</text:span></text:p>
          </draw:text-box>
        </draw:frame>
        <draw:frame draw:style-name="gr11" draw:text-style-name="P3" draw:layer="layout" svg:width="0.975cm" svg:height="1.012cm" svg:x="5.1cm" svg:y="9.7cm">
          <draw:text-box>
            <text:p><text:span text:style-name="T1">E</text:span></text:p>
          </draw:text-box>
        </draw:frame>
        <draw:frame draw:style-name="gr11" draw:text-style-name="P3" draw:layer="layout" svg:width="0.975cm" svg:height="1.012cm" svg:x="3.2cm" svg:y="4.288cm">
          <draw:text-box>
            <text:p><text:span text:style-name="T1">S</text:span></text:p>
          </draw:text-box>
        </draw:frame>
        <draw:custom-shape draw:style-name="gr13" draw:text-style-name="P1" draw:layer="layout" svg:width="0.7cm" svg:height="0.7cm" svg:x="6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12cm" svg:height="0.112cm" svg:x="6.704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1cm" svg:height="2.116cm" svg:x="9.5cm" svg:y="9cm">
          <draw:image xlink:href="Pictures/2000000100000DBF00000DD9573DD509.svg" xlink:type="simple" xlink:show="embed" xlink:actuate="onLoad">
            <text:p/>
          </draw:image>
        </draw:frame>
        <draw:frame draw:style-name="gr14" draw:text-style-name="P1" draw:layer="layout" svg:width="1cm" svg:height="0.795cm" svg:x="11.1cm" svg:y="6.705cm">
          <draw:image xlink:href="Pictures/200000010000123100000E78A203548E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04-11T00:00:56</meta:creation-date>
    <dc:date>2013-04-13T15:59:01</dc:date>
    <dc:creator>Krzysiek </dc:creator>
    <meta:editing-duration>PT10H25M22S</meta:editing-duration>
    <meta:editing-cycles>4</meta:editing-cycles>
    <meta:generator>LibreOffice/3.6$Linux_x86 LibreOffice_project/360m1$Build-2</meta:generator>
    <meta:document-statistic meta:object-count="38"/>
  </office:meta>
</office:document-meta>
</file>